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654in" svg:height="5.1295in" svg:x="7.1453in" svg:y="2.1854in">
            <draw:object draw:notify-on-update-of-ranges="Sheet1.B1:Sheet1.H1 Sheet1.B3:Sheet1.H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Personer: 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teratoner: </text:p>
          </table:table-cell>
          <table:table-cell table:number-columns-repeated="7" office:value-type="float" office:value="10000">
            <text:p>10000</text:p>
          </table:table-cell>
        </table:table-row>
        <table:table-row table:style-name="ro1">
          <table:table-cell office:value-type="string">
            <text:p>Medeltid [ms]:</text:p>
          </table:table-cell>
          <table:table-cell table:formula="of:=AVERAGE([.B4:.B80])/[.B2]" office:value-type="float" office:value="277.190795714286">
            <text:p>277.1907957143</text:p>
          </table:table-cell>
          <table:table-cell table:formula="of:=AVERAGE([.C4:.C80])/[.C2]" office:value-type="float" office:value="237.540098333333">
            <text:p>237.5400983333</text:p>
          </table:table-cell>
          <table:table-cell table:formula="of:=AVERAGE([.D4:.D80])/[.D2]" office:value-type="float" office:value="197.58963">
            <text:p>197.58963</text:p>
          </table:table-cell>
          <table:table-cell table:formula="of:=AVERAGE([.E4:.E80])/[.E2]" office:value-type="float" office:value="161.775375">
            <text:p>161.775375</text:p>
          </table:table-cell>
          <table:table-cell table:formula="of:=AVERAGE([.F4:.F80])/[.F2]" office:value-type="float" office:value="120.262343333333">
            <text:p>120.2623433333</text:p>
          </table:table-cell>
          <table:table-cell table:formula="of:=AVERAGE([.G4:.G80])/[.G2]" office:value-type="float" office:value="81.409665">
            <text:p>81.409665</text:p>
          </table:table-cell>
          <table:table-cell table:formula="of:=AVERAGE([.H4:.H80])/[.H2]" office:value-type="float" office:value="44.16228">
            <text:p>44.16228</text:p>
          </table:table-cell>
        </table:table-row>
        <table:table-row table:style-name="ro2">
          <table:table-cell/>
          <table:table-cell office:value-type="float" office:value="2568503">
            <text:p>2568503</text:p>
          </table:table-cell>
          <table:table-cell office:value-type="float" office:value="2269690">
            <text:p>2269690</text:p>
          </table:table-cell>
          <table:table-cell office:value-type="float" office:value="1863434">
            <text:p>1863434</text:p>
          </table:table-cell>
          <table:table-cell office:value-type="float" office:value="1546465">
            <text:p>1546465</text:p>
          </table:table-cell>
          <table:table-cell office:value-type="float" office:value="1187700">
            <text:p>1187700</text:p>
          </table:table-cell>
          <table:table-cell office:value-type="float" office:value="811043">
            <text:p>811043</text:p>
          </table:table-cell>
          <table:table-cell office:value-type="float" office:value="438715">
            <text:p>438715</text:p>
          </table:table-cell>
        </table:table-row>
        <table:table-row table:style-name="ro2">
          <table:table-cell/>
          <table:table-cell office:value-type="float" office:value="2609185">
            <text:p>2609185</text:p>
          </table:table-cell>
          <table:table-cell office:value-type="float" office:value="2281407">
            <text:p>2281407</text:p>
          </table:table-cell>
          <table:table-cell office:value-type="float" office:value="1864558">
            <text:p>1864558</text:p>
          </table:table-cell>
          <table:table-cell office:value-type="float" office:value="1575843">
            <text:p>1575843</text:p>
          </table:table-cell>
          <table:table-cell office:value-type="float" office:value="1189860">
            <text:p>1189860</text:p>
          </table:table-cell>
          <table:table-cell office:value-type="float" office:value="812173">
            <text:p>812173</text:p>
          </table:table-cell>
          <table:table-cell office:value-type="float" office:value="438466">
            <text:p>438466</text:p>
          </table:table-cell>
        </table:table-row>
        <table:table-row table:style-name="ro2">
          <table:table-cell/>
          <table:table-cell office:value-type="float" office:value="2695960">
            <text:p>2695960</text:p>
          </table:table-cell>
          <table:table-cell office:value-type="float" office:value="2300914">
            <text:p>2300914</text:p>
          </table:table-cell>
          <table:table-cell office:value-type="float" office:value="1869026">
            <text:p>1869026</text:p>
          </table:table-cell>
          <table:table-cell office:value-type="float" office:value="1581120">
            <text:p>1581120</text:p>
          </table:table-cell>
          <table:table-cell office:value-type="float" office:value="1190201">
            <text:p>1190201</text:p>
          </table:table-cell>
          <table:table-cell office:value-type="float" office:value="812238">
            <text:p>812238</text:p>
          </table:table-cell>
          <table:table-cell office:value-type="float" office:value="440801">
            <text:p>440801</text:p>
          </table:table-cell>
        </table:table-row>
        <table:table-row table:style-name="ro2">
          <table:table-cell/>
          <table:table-cell office:value-type="float" office:value="2688276">
            <text:p>2688276</text:p>
          </table:table-cell>
          <table:table-cell office:value-type="float" office:value="2318852">
            <text:p>2318852</text:p>
          </table:table-cell>
          <table:table-cell office:value-type="float" office:value="1923661">
            <text:p>1923661</text:p>
          </table:table-cell>
          <table:table-cell office:value-type="float" office:value="1592848">
            <text:p>1592848</text:p>
          </table:table-cell>
          <table:table-cell office:value-type="float" office:value="1192721">
            <text:p>1192721</text:p>
          </table:table-cell>
          <table:table-cell office:value-type="float" office:value="813021">
            <text:p>813021</text:p>
          </table:table-cell>
          <table:table-cell office:value-type="float" office:value="438753">
            <text:p>438753</text:p>
          </table:table-cell>
        </table:table-row>
        <table:table-row table:style-name="ro2">
          <table:table-cell/>
          <table:table-cell office:value-type="float" office:value="2696670">
            <text:p>2696670</text:p>
          </table:table-cell>
          <table:table-cell office:value-type="float" office:value="2317958">
            <text:p>2317958</text:p>
          </table:table-cell>
          <table:table-cell office:value-type="float" office:value="1928218">
            <text:p>1928218</text:p>
          </table:table-cell>
          <table:table-cell office:value-type="float" office:value="1593994">
            <text:p>1593994</text:p>
          </table:table-cell>
          <table:table-cell office:value-type="float" office:value="1195226">
            <text:p>1195226</text:p>
          </table:table-cell>
          <table:table-cell office:value-type="float" office:value="813507">
            <text:p>813507</text:p>
          </table:table-cell>
          <table:table-cell office:value-type="float" office:value="442049">
            <text:p>442049</text:p>
          </table:table-cell>
        </table:table-row>
        <table:table-row table:style-name="ro2">
          <table:table-cell/>
          <table:table-cell office:value-type="float" office:value="2698953">
            <text:p>2698953</text:p>
          </table:table-cell>
          <table:table-cell office:value-type="float" office:value="2325510">
            <text:p>2325510</text:p>
          </table:table-cell>
          <table:table-cell office:value-type="float" office:value="1930636">
            <text:p>1930636</text:p>
          </table:table-cell>
          <table:table-cell office:value-type="float" office:value="1593432">
            <text:p>1593432</text:p>
          </table:table-cell>
          <table:table-cell office:value-type="float" office:value="1198804">
            <text:p>1198804</text:p>
          </table:table-cell>
          <table:table-cell office:value-type="float" office:value="813963">
            <text:p>813963</text:p>
          </table:table-cell>
          <table:table-cell office:value-type="float" office:value="442388">
            <text:p>442388</text:p>
          </table:table-cell>
        </table:table-row>
        <table:table-row table:style-name="ro2">
          <table:table-cell/>
          <table:table-cell office:value-type="float" office:value="2700685">
            <text:p>2700685</text:p>
          </table:table-cell>
          <table:table-cell office:value-type="float" office:value="2326949">
            <text:p>2326949</text:p>
          </table:table-cell>
          <table:table-cell office:value-type="float" office:value="1933488">
            <text:p>1933488</text:p>
          </table:table-cell>
          <table:table-cell office:value-type="float" office:value="1609582">
            <text:p>1609582</text:p>
          </table:table-cell>
          <table:table-cell office:value-type="float" office:value="1198023">
            <text:p>1198023</text:p>
          </table:table-cell>
          <table:table-cell office:value-type="float" office:value="811288">
            <text:p>811288</text:p>
          </table:table-cell>
          <table:table-cell office:value-type="float" office:value="443187">
            <text:p>443187</text:p>
          </table:table-cell>
        </table:table-row>
        <table:table-row table:style-name="ro2">
          <table:table-cell/>
          <table:table-cell office:value-type="float" office:value="2701626">
            <text:p>2701626</text:p>
          </table:table-cell>
          <table:table-cell office:value-type="float" office:value="2328673">
            <text:p>2328673</text:p>
          </table:table-cell>
          <table:table-cell office:value-type="float" office:value="1941375">
            <text:p>1941375</text:p>
          </table:table-cell>
          <table:table-cell office:value-type="float" office:value="1611546">
            <text:p>1611546</text:p>
          </table:table-cell>
          <table:table-cell office:value-type="float" office:value="1200768">
            <text:p>1200768</text:p>
          </table:table-cell>
          <table:table-cell office:value-type="float" office:value="813325">
            <text:p>813325</text:p>
          </table:table-cell>
          <table:table-cell office:value-type="float" office:value="443857">
            <text:p>443857</text:p>
          </table:table-cell>
        </table:table-row>
        <table:table-row table:style-name="ro2">
          <table:table-cell/>
          <table:table-cell office:value-type="float" office:value="2709865">
            <text:p>2709865</text:p>
          </table:table-cell>
          <table:table-cell office:value-type="float" office:value="2339468">
            <text:p>2339468</text:p>
          </table:table-cell>
          <table:table-cell office:value-type="float" office:value="1939819">
            <text:p>1939819</text:p>
          </table:table-cell>
          <table:table-cell office:value-type="float" office:value="1607825">
            <text:p>1607825</text:p>
          </table:table-cell>
          <table:table-cell office:value-type="float" office:value="1199577">
            <text:p>1199577</text:p>
          </table:table-cell>
          <table:table-cell office:value-type="float" office:value="813555">
            <text:p>813555</text:p>
          </table:table-cell>
          <table:table-cell office:value-type="float" office:value="444092">
            <text:p>444092</text:p>
          </table:table-cell>
        </table:table-row>
        <table:table-row table:style-name="ro2">
          <table:table-cell/>
          <table:table-cell office:value-type="float" office:value="2714415">
            <text:p>2714415</text:p>
          </table:table-cell>
          <table:table-cell office:value-type="float" office:value="2339185">
            <text:p>2339185</text:p>
          </table:table-cell>
          <table:table-cell office:value-type="float" office:value="1944390">
            <text:p>1944390</text:p>
          </table:table-cell>
          <table:table-cell office:value-type="float" office:value="1608851">
            <text:p>1608851</text:p>
          </table:table-cell>
          <table:table-cell office:value-type="float" office:value="1199642">
            <text:p>1199642</text:p>
          </table:table-cell>
          <table:table-cell office:value-type="float" office:value="814139">
            <text:p>814139</text:p>
          </table:table-cell>
          <table:table-cell office:value-type="float" office:value="443920">
            <text:p>443920</text:p>
          </table:table-cell>
        </table:table-row>
        <table:table-row table:style-name="ro2">
          <table:table-cell/>
          <table:table-cell office:value-type="float" office:value="2713550">
            <text:p>2713550</text:p>
          </table:table-cell>
          <table:table-cell office:value-type="float" office:value="2348568">
            <text:p>2348568</text:p>
          </table:table-cell>
          <table:table-cell office:value-type="float" office:value="1954481">
            <text:p>1954481</text:p>
          </table:table-cell>
          <table:table-cell office:value-type="float" office:value="1615449">
            <text:p>1615449</text:p>
          </table:table-cell>
          <table:table-cell office:value-type="float" office:value="1200762">
            <text:p>1200762</text:p>
          </table:table-cell>
          <table:table-cell office:value-type="float" office:value="814733">
            <text:p>814733</text:p>
          </table:table-cell>
          <table:table-cell/>
        </table:table-row>
        <table:table-row table:style-name="ro2">
          <table:table-cell/>
          <table:table-cell office:value-type="float" office:value="2719809">
            <text:p>2719809</text:p>
          </table:table-cell>
          <table:table-cell office:value-type="float" office:value="2345943">
            <text:p>2345943</text:p>
          </table:table-cell>
          <table:table-cell office:value-type="float" office:value="1963209">
            <text:p>1963209</text:p>
          </table:table-cell>
          <table:table-cell office:value-type="float" office:value="1612476">
            <text:p>1612476</text:p>
          </table:table-cell>
          <table:table-cell office:value-type="float" office:value="1202317">
            <text:p>1202317</text:p>
          </table:table-cell>
          <table:table-cell office:value-type="float" office:value="815088">
            <text:p>815088</text:p>
          </table:table-cell>
          <table:table-cell/>
        </table:table-row>
        <table:table-row table:style-name="ro2">
          <table:table-cell/>
          <table:table-cell office:value-type="float" office:value="2717412">
            <text:p>2717412</text:p>
          </table:table-cell>
          <table:table-cell office:value-type="float" office:value="2344442">
            <text:p>2344442</text:p>
          </table:table-cell>
          <table:table-cell office:value-type="float" office:value="1966117">
            <text:p>1966117</text:p>
          </table:table-cell>
          <table:table-cell office:value-type="float" office:value="1615586">
            <text:p>1615586</text:p>
          </table:table-cell>
          <table:table-cell office:value-type="float" office:value="1203229">
            <text:p>1203229</text:p>
          </table:table-cell>
          <table:table-cell office:value-type="float" office:value="816107">
            <text:p>816107</text:p>
          </table:table-cell>
          <table:table-cell/>
        </table:table-row>
        <table:table-row table:style-name="ro2">
          <table:table-cell/>
          <table:table-cell office:value-type="float" office:value="2723875">
            <text:p>2723875</text:p>
          </table:table-cell>
          <table:table-cell office:value-type="float" office:value="2347857">
            <text:p>2347857</text:p>
          </table:table-cell>
          <table:table-cell office:value-type="float" office:value="1971875">
            <text:p>1971875</text:p>
          </table:table-cell>
          <table:table-cell office:value-type="float" office:value="1618013">
            <text:p>1618013</text:p>
          </table:table-cell>
          <table:table-cell office:value-type="float" office:value="1201700">
            <text:p>1201700</text:p>
          </table:table-cell>
          <table:table-cell office:value-type="float" office:value="815898">
            <text:p>815898</text:p>
          </table:table-cell>
          <table:table-cell/>
        </table:table-row>
        <table:table-row table:style-name="ro2">
          <table:table-cell/>
          <table:table-cell office:value-type="float" office:value="2721390">
            <text:p>2721390</text:p>
          </table:table-cell>
          <table:table-cell office:value-type="float" office:value="2349165">
            <text:p>2349165</text:p>
          </table:table-cell>
          <table:table-cell office:value-type="float" office:value="1977793">
            <text:p>1977793</text:p>
          </table:table-cell>
          <table:table-cell office:value-type="float" office:value="1615824">
            <text:p>1615824</text:p>
          </table:table-cell>
          <table:table-cell office:value-type="float" office:value="1202252">
            <text:p>1202252</text:p>
          </table:table-cell>
          <table:table-cell office:value-type="float" office:value="815718">
            <text:p>815718</text:p>
          </table:table-cell>
          <table:table-cell/>
        </table:table-row>
        <table:table-row table:style-name="ro2">
          <table:table-cell/>
          <table:table-cell office:value-type="float" office:value="2726643">
            <text:p>2726643</text:p>
          </table:table-cell>
          <table:table-cell office:value-type="float" office:value="2356140">
            <text:p>2356140</text:p>
          </table:table-cell>
          <table:table-cell office:value-type="float" office:value="1979950">
            <text:p>1979950</text:p>
          </table:table-cell>
          <table:table-cell office:value-type="float" office:value="1617527">
            <text:p>1617527</text:p>
          </table:table-cell>
          <table:table-cell office:value-type="float" office:value="1202630">
            <text:p>1202630</text:p>
          </table:table-cell>
          <table:table-cell office:value-type="float" office:value="814290">
            <text:p>814290</text:p>
          </table:table-cell>
          <table:table-cell/>
        </table:table-row>
        <table:table-row table:style-name="ro2">
          <table:table-cell/>
          <table:table-cell office:value-type="float" office:value="2734420">
            <text:p>2734420</text:p>
          </table:table-cell>
          <table:table-cell office:value-type="float" office:value="2363950">
            <text:p>2363950</text:p>
          </table:table-cell>
          <table:table-cell office:value-type="float" office:value="1977277">
            <text:p>1977277</text:p>
          </table:table-cell>
          <table:table-cell office:value-type="float" office:value="1622812">
            <text:p>1622812</text:p>
          </table:table-cell>
          <table:table-cell office:value-type="float" office:value="1205599">
            <text:p>1205599</text:p>
          </table:table-cell>
          <table:table-cell office:value-type="float" office:value="814176">
            <text:p>814176</text:p>
          </table:table-cell>
          <table:table-cell/>
        </table:table-row>
        <table:table-row table:style-name="ro2">
          <table:table-cell/>
          <table:table-cell office:value-type="float" office:value="2734654">
            <text:p>2734654</text:p>
          </table:table-cell>
          <table:table-cell office:value-type="float" office:value="2365894">
            <text:p>2365894</text:p>
          </table:table-cell>
          <table:table-cell office:value-type="float" office:value="1983715">
            <text:p>1983715</text:p>
          </table:table-cell>
          <table:table-cell office:value-type="float" office:value="1619463">
            <text:p>1619463</text:p>
          </table:table-cell>
          <table:table-cell office:value-type="float" office:value="1205652">
            <text:p>1205652</text:p>
          </table:table-cell>
          <table:table-cell office:value-type="float" office:value="815629">
            <text:p>815629</text:p>
          </table:table-cell>
          <table:table-cell/>
        </table:table-row>
        <table:table-row table:style-name="ro2">
          <table:table-cell/>
          <table:table-cell office:value-type="float" office:value="2741163">
            <text:p>2741163</text:p>
          </table:table-cell>
          <table:table-cell office:value-type="float" office:value="2367890">
            <text:p>2367890</text:p>
          </table:table-cell>
          <table:table-cell office:value-type="float" office:value="1982057">
            <text:p>1982057</text:p>
          </table:table-cell>
          <table:table-cell office:value-type="float" office:value="1621384">
            <text:p>1621384</text:p>
          </table:table-cell>
          <table:table-cell office:value-type="float" office:value="1205176">
            <text:p>1205176</text:p>
          </table:table-cell>
          <table:table-cell office:value-type="float" office:value="817135">
            <text:p>817135</text:p>
          </table:table-cell>
          <table:table-cell/>
        </table:table-row>
        <table:table-row table:style-name="ro2">
          <table:table-cell/>
          <table:table-cell office:value-type="float" office:value="2747477">
            <text:p>2747477</text:p>
          </table:table-cell>
          <table:table-cell office:value-type="float" office:value="2364755">
            <text:p>2364755</text:p>
          </table:table-cell>
          <table:table-cell office:value-type="float" office:value="1980062">
            <text:p>1980062</text:p>
          </table:table-cell>
          <table:table-cell office:value-type="float" office:value="1623187">
            <text:p>1623187</text:p>
          </table:table-cell>
          <table:table-cell office:value-type="float" office:value="1206026">
            <text:p>1206026</text:p>
          </table:table-cell>
          <table:table-cell office:value-type="float" office:value="814907">
            <text:p>814907</text:p>
          </table:table-cell>
          <table:table-cell/>
        </table:table-row>
        <table:table-row table:style-name="ro2">
          <table:table-cell/>
          <table:table-cell office:value-type="float" office:value="2756632">
            <text:p>2756632</text:p>
          </table:table-cell>
          <table:table-cell office:value-type="float" office:value="2367080">
            <text:p>2367080</text:p>
          </table:table-cell>
          <table:table-cell office:value-type="float" office:value="1978799">
            <text:p>1978799</text:p>
          </table:table-cell>
          <table:table-cell office:value-type="float" office:value="1623387">
            <text:p>1623387</text:p>
          </table:table-cell>
          <table:table-cell office:value-type="float" office:value="1206480">
            <text:p>120648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58179">
            <text:p>2758179</text:p>
          </table:table-cell>
          <table:table-cell office:value-type="float" office:value="2364751">
            <text:p>2364751</text:p>
          </table:table-cell>
          <table:table-cell office:value-type="float" office:value="1981061">
            <text:p>1981061</text:p>
          </table:table-cell>
          <table:table-cell office:value-type="float" office:value="1628682">
            <text:p>1628682</text:p>
          </table:table-cell>
          <table:table-cell office:value-type="float" office:value="1206699">
            <text:p>12066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57839">
            <text:p>2757839</text:p>
          </table:table-cell>
          <table:table-cell office:value-type="float" office:value="2374034">
            <text:p>2374034</text:p>
          </table:table-cell>
          <table:table-cell office:value-type="float" office:value="1982113">
            <text:p>1982113</text:p>
          </table:table-cell>
          <table:table-cell office:value-type="float" office:value="1622509">
            <text:p>1622509</text:p>
          </table:table-cell>
          <table:table-cell office:value-type="float" office:value="1206548">
            <text:p>12065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60898">
            <text:p>2760898</text:p>
          </table:table-cell>
          <table:table-cell office:value-type="float" office:value="2376658">
            <text:p>2376658</text:p>
          </table:table-cell>
          <table:table-cell office:value-type="float" office:value="1983659">
            <text:p>1983659</text:p>
          </table:table-cell>
          <table:table-cell office:value-type="float" office:value="1625260">
            <text:p>1625260</text:p>
          </table:table-cell>
          <table:table-cell office:value-type="float" office:value="1208981">
            <text:p>12089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69465">
            <text:p>2769465</text:p>
          </table:table-cell>
          <table:table-cell office:value-type="float" office:value="2374433">
            <text:p>2374433</text:p>
          </table:table-cell>
          <table:table-cell office:value-type="float" office:value="1991530">
            <text:p>1991530</text:p>
          </table:table-cell>
          <table:table-cell office:value-type="float" office:value="1627141">
            <text:p>1627141</text:p>
          </table:table-cell>
          <table:table-cell office:value-type="float" office:value="1208370">
            <text:p>12083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69585">
            <text:p>2769585</text:p>
          </table:table-cell>
          <table:table-cell office:value-type="float" office:value="2377110">
            <text:p>2377110</text:p>
          </table:table-cell>
          <table:table-cell office:value-type="float" office:value="1988293">
            <text:p>1988293</text:p>
          </table:table-cell>
          <table:table-cell office:value-type="float" office:value="1627291">
            <text:p>1627291</text:p>
          </table:table-cell>
          <table:table-cell office:value-type="float" office:value="1209418">
            <text:p>12094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75950">
            <text:p>2775950</text:p>
          </table:table-cell>
          <table:table-cell office:value-type="float" office:value="2380412">
            <text:p>2380412</text:p>
          </table:table-cell>
          <table:table-cell office:value-type="float" office:value="1991773">
            <text:p>1991773</text:p>
          </table:table-cell>
          <table:table-cell office:value-type="float" office:value="1627403">
            <text:p>1627403</text:p>
          </table:table-cell>
          <table:table-cell office:value-type="float" office:value="1209399">
            <text:p>12093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72281">
            <text:p>2772281</text:p>
          </table:table-cell>
          <table:table-cell office:value-type="float" office:value="2382104">
            <text:p>2382104</text:p>
          </table:table-cell>
          <table:table-cell office:value-type="float" office:value="1991950">
            <text:p>1991950</text:p>
          </table:table-cell>
          <table:table-cell office:value-type="float" office:value="1624175">
            <text:p>1624175</text:p>
          </table:table-cell>
          <table:table-cell office:value-type="float" office:value="1211017">
            <text:p>12110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72641">
            <text:p>2772641</text:p>
          </table:table-cell>
          <table:table-cell office:value-type="float" office:value="2379611">
            <text:p>2379611</text:p>
          </table:table-cell>
          <table:table-cell office:value-type="float" office:value="1991086">
            <text:p>1991086</text:p>
          </table:table-cell>
          <table:table-cell office:value-type="float" office:value="1627837">
            <text:p>1627837</text:p>
          </table:table-cell>
          <table:table-cell office:value-type="float" office:value="1211170">
            <text:p>12111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78676">
            <text:p>2778676</text:p>
          </table:table-cell>
          <table:table-cell office:value-type="float" office:value="2378327">
            <text:p>2378327</text:p>
          </table:table-cell>
          <table:table-cell office:value-type="float" office:value="1993691">
            <text:p>1993691</text:p>
          </table:table-cell>
          <table:table-cell office:value-type="float" office:value="1633845">
            <text:p>1633845</text:p>
          </table:table-cell>
          <table:table-cell office:value-type="float" office:value="1212756">
            <text:p>12127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82009">
            <text:p>2782009</text:p>
          </table:table-cell>
          <table:table-cell office:value-type="float" office:value="2383566">
            <text:p>2383566</text:p>
          </table:table-cell>
          <table:table-cell office:value-type="float" office:value="1993756">
            <text:p>1993756</text:p>
          </table:table-cell>
          <table:table-cell office:value-type="float" office:value="1628837">
            <text:p>162883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81117">
            <text:p>2781117</text:p>
          </table:table-cell>
          <table:table-cell office:value-type="float" office:value="2388597">
            <text:p>2388597</text:p>
          </table:table-cell>
          <table:table-cell office:value-type="float" office:value="1995107">
            <text:p>1995107</text:p>
          </table:table-cell>
          <table:table-cell office:value-type="float" office:value="1634268">
            <text:p>16342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81882">
            <text:p>2781882</text:p>
          </table:table-cell>
          <table:table-cell office:value-type="float" office:value="2387808">
            <text:p>2387808</text:p>
          </table:table-cell>
          <table:table-cell office:value-type="float" office:value="1996374">
            <text:p>1996374</text:p>
          </table:table-cell>
          <table:table-cell office:value-type="float" office:value="1635052">
            <text:p>16350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87103">
            <text:p>2787103</text:p>
          </table:table-cell>
          <table:table-cell office:value-type="float" office:value="2389789">
            <text:p>2389789</text:p>
          </table:table-cell>
          <table:table-cell office:value-type="float" office:value="1996787">
            <text:p>1996787</text:p>
          </table:table-cell>
          <table:table-cell office:value-type="float" office:value="1630712">
            <text:p>16307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89890">
            <text:p>2789890</text:p>
          </table:table-cell>
          <table:table-cell office:value-type="float" office:value="2385598">
            <text:p>2385598</text:p>
          </table:table-cell>
          <table:table-cell office:value-type="float" office:value="1999636">
            <text:p>1999636</text:p>
          </table:table-cell>
          <table:table-cell office:value-type="float" office:value="1632102">
            <text:p>16321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86956">
            <text:p>2786956</text:p>
          </table:table-cell>
          <table:table-cell office:value-type="float" office:value="2390069">
            <text:p>2390069</text:p>
          </table:table-cell>
          <table:table-cell office:value-type="float" office:value="1999064">
            <text:p>1999064</text:p>
          </table:table-cell>
          <table:table-cell office:value-type="float" office:value="1633745">
            <text:p>163374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93011">
            <text:p>2793011</text:p>
          </table:table-cell>
          <table:table-cell office:value-type="float" office:value="2392539">
            <text:p>2392539</text:p>
          </table:table-cell>
          <table:table-cell office:value-type="float" office:value="1996800">
            <text:p>1996800</text:p>
          </table:table-cell>
          <table:table-cell office:value-type="float" office:value="1633023">
            <text:p>16330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93350">
            <text:p>2793350</text:p>
          </table:table-cell>
          <table:table-cell office:value-type="float" office:value="2396214">
            <text:p>2396214</text:p>
          </table:table-cell>
          <table:table-cell office:value-type="float" office:value="1999732">
            <text:p>1999732</text:p>
          </table:table-cell>
          <table:table-cell office:value-type="float" office:value="1639712">
            <text:p>16397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87850">
            <text:p>2787850</text:p>
          </table:table-cell>
          <table:table-cell office:value-type="float" office:value="2395278">
            <text:p>2395278</text:p>
          </table:table-cell>
          <table:table-cell office:value-type="float" office:value="2001549">
            <text:p>2001549</text:p>
          </table:table-cell>
          <table:table-cell office:value-type="float" office:value="1634233">
            <text:p>16342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91026">
            <text:p>2791026</text:p>
          </table:table-cell>
          <table:table-cell office:value-type="float" office:value="2398776">
            <text:p>2398776</text:p>
          </table:table-cell>
          <table:table-cell office:value-type="float" office:value="2000561">
            <text:p>2000561</text:p>
          </table:table-cell>
          <table:table-cell office:value-type="float" office:value="1637709">
            <text:p>163770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96199">
            <text:p>2796199</text:p>
          </table:table-cell>
          <table:table-cell office:value-type="float" office:value="2401678">
            <text:p>2401678</text:p>
          </table:table-cell>
          <table:table-cell office:value-type="float" office:value="1999860">
            <text:p>19998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95936">
            <text:p>2795936</text:p>
          </table:table-cell>
          <table:table-cell office:value-type="float" office:value="2400127">
            <text:p>2400127</text:p>
          </table:table-cell>
          <table:table-cell office:value-type="float" office:value="2004904">
            <text:p>20049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95908">
            <text:p>2795908</text:p>
          </table:table-cell>
          <table:table-cell office:value-type="float" office:value="2395395">
            <text:p>2395395</text:p>
          </table:table-cell>
          <table:table-cell office:value-type="float" office:value="2006139">
            <text:p>20061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98254">
            <text:p>2798254</text:p>
          </table:table-cell>
          <table:table-cell office:value-type="float" office:value="2401329">
            <text:p>2401329</text:p>
          </table:table-cell>
          <table:table-cell office:value-type="float" office:value="2007033">
            <text:p>20070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97838">
            <text:p>2797838</text:p>
          </table:table-cell>
          <table:table-cell office:value-type="float" office:value="2400462">
            <text:p>2400462</text:p>
          </table:table-cell>
          <table:table-cell office:value-type="float" office:value="2005761">
            <text:p>20057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01697">
            <text:p>2801697</text:p>
          </table:table-cell>
          <table:table-cell office:value-type="float" office:value="2399488">
            <text:p>2399488</text:p>
          </table:table-cell>
          <table:table-cell office:value-type="float" office:value="2005118">
            <text:p>20051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97337">
            <text:p>2797337</text:p>
          </table:table-cell>
          <table:table-cell office:value-type="float" office:value="2402708">
            <text:p>2402708</text:p>
          </table:table-cell>
          <table:table-cell office:value-type="float" office:value="2010428">
            <text:p>20104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03585">
            <text:p>2803585</text:p>
          </table:table-cell>
          <table:table-cell office:value-type="float" office:value="2401242">
            <text:p>2401242</text:p>
          </table:table-cell>
          <table:table-cell office:value-type="float" office:value="2008103">
            <text:p>20081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05044">
            <text:p>2805044</text:p>
          </table:table-cell>
          <table:table-cell office:value-type="float" office:value="2407024">
            <text:p>2407024</text:p>
          </table:table-cell>
          <table:table-cell office:value-type="float" office:value="2006456">
            <text:p>20064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09460">
            <text:p>2809460</text:p>
          </table:table-cell>
          <table:table-cell office:value-type="float" office:value="2409742">
            <text:p>2409742</text:p>
          </table:table-cell>
          <table:table-cell office:value-type="float" office:value="2012551">
            <text:p>20125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09417">
            <text:p>2809417</text:p>
          </table:table-cell>
          <table:table-cell office:value-type="float" office:value="2406993">
            <text:p>240699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10644">
            <text:p>2810644</text:p>
          </table:table-cell>
          <table:table-cell office:value-type="float" office:value="2412552">
            <text:p>24125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11028">
            <text:p>2811028</text:p>
          </table:table-cell>
          <table:table-cell office:value-type="float" office:value="2411209">
            <text:p>24112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13463">
            <text:p>2813463</text:p>
          </table:table-cell>
          <table:table-cell office:value-type="float" office:value="2414331">
            <text:p>24143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17755">
            <text:p>2817755</text:p>
          </table:table-cell>
          <table:table-cell office:value-type="float" office:value="2413407">
            <text:p>24134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16173">
            <text:p>2816173</text:p>
          </table:table-cell>
          <table:table-cell office:value-type="float" office:value="2411593">
            <text:p>241159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15748">
            <text:p>2815748</text:p>
          </table:table-cell>
          <table:table-cell office:value-type="float" office:value="2417959">
            <text:p>24179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16383">
            <text:p>2816383</text:p>
          </table:table-cell>
          <table:table-cell office:value-type="float" office:value="2417672">
            <text:p>24176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21588">
            <text:p>2821588</text:p>
          </table:table-cell>
          <table:table-cell office:value-type="float" office:value="2418481">
            <text:p>241848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21852">
            <text:p>2821852</text:p>
          </table:table-cell>
          <table:table-cell office:value-type="float" office:value="2414703">
            <text:p>24147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24108">
            <text:p>28241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19252">
            <text:p>281925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24464">
            <text:p>282446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22569">
            <text:p>282256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24398">
            <text:p>282439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26831">
            <text:p>282683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29145">
            <text:p>282914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30135">
            <text:p>283013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33342">
            <text:p>283334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33133">
            <text:p>2833133</text:p>
          </table:table-cell>
          <table:table-cell table:number-columns-repeated="6"/>
        </table:table-row>
        <table:table-row table:style-name="ro2" table:number-rows-repeated="104850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0000-00-00T18:41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rik Löfgren</meta:initial-creator>
    <meta:creation-date>2014-12-10T17:21:51</meta:creation-date>
    <dc:date>2014-12-10T19:05:57</dc:date>
    <dc:creator>Fredrik Löfgren</dc:creator>
    <meta:editing-duration>PT3M48S</meta:editing-duration>
    <meta:editing-cycles>3</meta:editing-cycles>
    <meta:generator>LibreOffice/4.0.4.2$Linux_X86_64 LibreOffice_project/400m0$Build-2</meta:generator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1cm" svg:height="13.03cm" xlink:href=".." xlink:type="simple" chart:class="chart:line" chart:style-name="ch1">
        <chart:title svg:x="5.207cm" svg:y="0.395cm" chart:style-name="ch2">
          <text:p>Tid i hissen, ej optimerad</text:p>
        </chart:title>
        <chart:subtitle svg:x="6.219cm" svg:y="1.419cm" chart:style-name="ch3">
          <text:p>10000 iterationer</text:p>
        </chart:subtitle>
        <chart:plot-area chart:style-name="ch4" table:cell-range-address="Sheet1.B1:Sheet1.H1 Sheet1.B3:Sheet1.H3" chart:data-source-has-labels="row" svg:x="1.167cm" svg:y="1.93cm" svg:width="14.145cm" svg:height="10.182cm">
          <chartooo:coordinate-region svg:x="1.367cm" svg:y="2.132cm" svg:width="13.094cm" svg:height="9.33cm"/>
          <chart:axis chart:dimension="x" chart:name="primary-x" chart:style-name="ch5" chartooo:axis-type="auto">
            <chartooo:date-scale/>
            <chart:title svg:x="7.169cm" svg:y="12.372cm" chart:style-name="ch6">
              <text:p>Antal personer</text:p>
            </chart:title>
            <chart:categories table:cell-range-address="Sheet1.B1:Sheet1.H1"/>
          </chart:axis>
          <chart:axis chart:dimension="y" chart:name="primary-y" chart:style-name="ch7">
            <chart:title svg:x="0.322cm" svg:y="8.434cm" chart:style-name="ch8">
              <text:p>Tid per person [ms]</text:p>
            </chart:title>
            <chart:grid chart:style-name="ch9" chart:class="major"/>
          </chart:axis>
          <chart:series chart:style-name="ch10" chart:values-cell-range-address="Sheet1.B3:Sheet1.H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0">
                <text:p>70</text:p>
                <draw:g>
                  <svg:desc>Sheet1.B1:Sheet1.H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7.190795714286">
                <text:p>277.190795714286</text:p>
                <draw:g>
                  <svg:desc>Sheet1.B3:Sheet1.H3</svg:desc>
                </draw:g>
              </table:table-cell>
              <table:table-cell office:value-type="float" office:value="237.540098333333">
                <text:p>237.540098333333</text:p>
              </table:table-cell>
              <table:table-cell office:value-type="float" office:value="197.58963">
                <text:p>197.58963</text:p>
              </table:table-cell>
              <table:table-cell office:value-type="float" office:value="161.775375">
                <text:p>161.775375</text:p>
              </table:table-cell>
              <table:table-cell office:value-type="float" office:value="120.262343333333">
                <text:p>120.262343333333</text:p>
              </table:table-cell>
              <table:table-cell office:value-type="float" office:value="81.409665">
                <text:p>81.409665</text:p>
              </table:table-cell>
              <table:table-cell office:value-type="float" office:value="44.16228">
                <text:p>44.16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64cm" svg:height="13.036cm" xlink:href=".." xlink:type="simple" chart:class="chart:line" chart:style-name="ch1">
        <chart:title svg:x="3.109cm" svg:y="0.395cm" chart:style-name="ch2">
          <text:p>Tid i hissen, ej optimerad</text:p>
        </chart:title>
        <chart:subtitle svg:x="4.121cm" svg:y="1.419cm" chart:style-name="ch3">
          <text:p>10000 iterationer</text:p>
        </chart:subtitle>
        <chart:plot-area chart:style-name="ch4" table:cell-range-address="Sheet1.B1:Sheet1.H1 Sheet1.B3:Sheet1.H3" chart:data-source-has-labels="row" svg:x="0.692cm" svg:y="1.934cm" svg:width="10.44cm" svg:height="10.19cm">
          <chartooo:coordinate-region svg:x="1.542cm" svg:y="2.135cm" svg:width="9.389cm" svg:height="9.339cm"/>
          <chart:axis chart:dimension="x" chart:name="primary-x" chart:style-name="ch5" chartooo:axis-type="auto">
            <chartooo:date-scale/>
            <chart:title svg:x="4.842cm" svg:y="12.384cm" chart:style-name="ch6">
              <text:p>Antal personer</text:p>
            </chart:title>
            <chart:categories table:cell-range-address="Sheet1.B1:Sheet1.H1"/>
          </chart:axis>
          <chart:axis chart:dimension="y" chart:name="primary-y" chart:style-name="ch5">
            <chart:title svg:x="0cm" svg:y="8.442cm" chart:style-name="ch7">
              <text:p>Tid per person [ms]</text:p>
            </chart:title>
            <chart:grid chart:style-name="ch8" chart:class="major"/>
          </chart:axis>
          <chart:series chart:style-name="ch9" chart:values-cell-range-address="Sheet1.B3:Sheet1.H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0">
                <text:p>70</text:p>
                <draw:g>
                  <svg:desc>Sheet1.B1:Sheet1.H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7.190795714286">
                <text:p>277.190795714286</text:p>
                <draw:g>
                  <svg:desc>Sheet1.B3:Sheet1.H3</svg:desc>
                </draw:g>
              </table:table-cell>
              <table:table-cell office:value-type="float" office:value="237.540098333333">
                <text:p>237.540098333333</text:p>
              </table:table-cell>
              <table:table-cell office:value-type="float" office:value="197.58963">
                <text:p>197.58963</text:p>
              </table:table-cell>
              <table:table-cell office:value-type="float" office:value="161.775375">
                <text:p>161.775375</text:p>
              </table:table-cell>
              <table:table-cell office:value-type="float" office:value="120.262343333333">
                <text:p>120.262343333333</text:p>
              </table:table-cell>
              <table:table-cell office:value-type="float" office:value="81.409665">
                <text:p>81.409665</text:p>
              </table:table-cell>
              <table:table-cell office:value-type="float" office:value="44.16228">
                <text:p>44.162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64cm" svg:height="13.036cm" xlink:href=".." xlink:type="simple" chart:class="chart:line" chart:style-name="ch1">
        <chart:title svg:x="3.109cm" svg:y="0.395cm" chart:style-name="ch2">
          <text:p>Tid i hissen, ej optimerad</text:p>
        </chart:title>
        <chart:subtitle svg:x="4.121cm" svg:y="1.419cm" chart:style-name="ch3">
          <text:p>10000 iterationer</text:p>
        </chart:subtitle>
        <chart:plot-area chart:style-name="ch4" table:cell-range-address="Sheet1.B1:Sheet1.H1 Sheet1.B3:Sheet1.H3" chart:data-source-has-labels="row" svg:x="0.692cm" svg:y="1.934cm" svg:width="10.44cm" svg:height="10.19cm">
          <chartooo:coordinate-region svg:x="1.542cm" svg:y="2.135cm" svg:width="9.389cm" svg:height="9.339cm"/>
          <chart:axis chart:dimension="x" chart:name="primary-x" chart:style-name="ch5" chartooo:axis-type="auto">
            <chartooo:date-scale/>
            <chart:title svg:x="4.842cm" svg:y="12.384cm" chart:style-name="ch6">
              <text:p>Antal personer</text:p>
            </chart:title>
            <chart:categories table:cell-range-address="Sheet1.B1:Sheet1.H1"/>
          </chart:axis>
          <chart:axis chart:dimension="y" chart:name="primary-y" chart:style-name="ch5">
            <chart:title svg:x="0cm" svg:y="8.442cm" chart:style-name="ch7">
              <text:p>Tid per person [ms]</text:p>
            </chart:title>
            <chart:grid chart:style-name="ch8" chart:class="major"/>
          </chart:axis>
          <chart:series chart:style-name="ch9" chart:values-cell-range-address="Sheet1.B3:Sheet1.H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0">
                <text:p>70</text:p>
                <draw:g>
                  <svg:desc>Sheet1.B1:Sheet1.H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7.190795714286">
                <text:p>277.190795714286</text:p>
                <draw:g>
                  <svg:desc>Sheet1.B3:Sheet1.H3</svg:desc>
                </draw:g>
              </table:table-cell>
              <table:table-cell office:value-type="float" office:value="237.540098333333">
                <text:p>237.540098333333</text:p>
              </table:table-cell>
              <table:table-cell office:value-type="float" office:value="197.58963">
                <text:p>197.58963</text:p>
              </table:table-cell>
              <table:table-cell office:value-type="float" office:value="161.775375">
                <text:p>161.775375</text:p>
              </table:table-cell>
              <table:table-cell office:value-type="float" office:value="120.262343333333">
                <text:p>120.262343333333</text:p>
              </table:table-cell>
              <table:table-cell office:value-type="float" office:value="81.409665">
                <text:p>81.409665</text:p>
              </table:table-cell>
              <table:table-cell office:value-type="float" office:value="44.16228">
                <text:p>44.162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64cm" svg:height="13.036cm" xlink:href=".." xlink:type="simple" chart:class="chart:line" chart:style-name="ch1">
        <chart:title svg:x="3.109cm" svg:y="0.395cm" chart:style-name="ch2">
          <text:p>Tid i hissen, ej optimerad</text:p>
        </chart:title>
        <chart:subtitle svg:x="4.121cm" svg:y="1.419cm" chart:style-name="ch3">
          <text:p>10000 iterationer</text:p>
        </chart:subtitle>
        <chart:plot-area chart:style-name="ch4" table:cell-range-address="Sheet1.B1:Sheet1.H1 Sheet1.B3:Sheet1.H3" chart:data-source-has-labels="row" svg:x="0.692cm" svg:y="1.934cm" svg:width="10.44cm" svg:height="10.19cm">
          <chartooo:coordinate-region svg:x="1.542cm" svg:y="2.135cm" svg:width="9.389cm" svg:height="9.339cm"/>
          <chart:axis chart:dimension="x" chart:name="primary-x" chart:style-name="ch5" chartooo:axis-type="auto">
            <chartooo:date-scale/>
            <chart:title svg:x="4.842cm" svg:y="12.384cm" chart:style-name="ch6">
              <text:p>Antal personer</text:p>
            </chart:title>
            <chart:categories table:cell-range-address="Sheet1.B1:Sheet1.H1"/>
          </chart:axis>
          <chart:axis chart:dimension="y" chart:name="primary-y" chart:style-name="ch5">
            <chart:title svg:x="0cm" svg:y="8.442cm" chart:style-name="ch7">
              <text:p>Tid per person [ms]</text:p>
            </chart:title>
            <chart:grid chart:style-name="ch8" chart:class="major"/>
          </chart:axis>
          <chart:series chart:style-name="ch9" chart:values-cell-range-address="Sheet1.B3:Sheet1.H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0">
                <text:p>70</text:p>
                <draw:g>
                  <svg:desc>Sheet1.B1:Sheet1.H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7.190795714286">
                <text:p>277.190795714286</text:p>
                <draw:g>
                  <svg:desc>Sheet1.B3:Sheet1.H3</svg:desc>
                </draw:g>
              </table:table-cell>
              <table:table-cell office:value-type="float" office:value="237.540098333333">
                <text:p>237.540098333333</text:p>
              </table:table-cell>
              <table:table-cell office:value-type="float" office:value="197.58963">
                <text:p>197.58963</text:p>
              </table:table-cell>
              <table:table-cell office:value-type="float" office:value="161.775375">
                <text:p>161.775375</text:p>
              </table:table-cell>
              <table:table-cell office:value-type="float" office:value="120.262343333333">
                <text:p>120.262343333333</text:p>
              </table:table-cell>
              <table:table-cell office:value-type="float" office:value="81.409665">
                <text:p>81.409665</text:p>
              </table:table-cell>
              <table:table-cell office:value-type="float" office:value="44.16228">
                <text:p>44.162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64cm" svg:height="13.036cm" xlink:href=".." xlink:type="simple" chart:class="chart:line" chart:style-name="ch1">
        <chart:title svg:x="3.109cm" svg:y="0.395cm" chart:style-name="ch2">
          <text:p>Tid i hissen, ej optimerad</text:p>
        </chart:title>
        <chart:subtitle svg:x="4.121cm" svg:y="1.419cm" chart:style-name="ch3">
          <text:p>10000 iterationer</text:p>
        </chart:subtitle>
        <chart:plot-area chart:style-name="ch4" table:cell-range-address="Sheet1.B1:Sheet1.H1 Sheet1.B3:Sheet1.H3" chart:data-source-has-labels="row" svg:x="0.692cm" svg:y="1.934cm" svg:width="10.44cm" svg:height="10.19cm">
          <chartooo:coordinate-region svg:x="1.542cm" svg:y="2.135cm" svg:width="9.389cm" svg:height="9.339cm"/>
          <chart:axis chart:dimension="x" chart:name="primary-x" chart:style-name="ch5" chartooo:axis-type="auto">
            <chartooo:date-scale/>
            <chart:title svg:x="4.842cm" svg:y="12.384cm" chart:style-name="ch6">
              <text:p>Antal personer</text:p>
            </chart:title>
            <chart:categories table:cell-range-address="Sheet1.B1:Sheet1.H1"/>
          </chart:axis>
          <chart:axis chart:dimension="y" chart:name="primary-y" chart:style-name="ch5">
            <chart:title svg:x="0cm" svg:y="8.442cm" chart:style-name="ch7">
              <text:p>Tid per person [ms]</text:p>
            </chart:title>
            <chart:grid chart:style-name="ch8" chart:class="major"/>
          </chart:axis>
          <chart:series chart:style-name="ch9" chart:values-cell-range-address="Sheet1.B3:Sheet1.H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0">
                <text:p>70</text:p>
                <draw:g>
                  <svg:desc>Sheet1.B1:Sheet1.H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7.190795714286">
                <text:p>277.190795714286</text:p>
                <draw:g>
                  <svg:desc>Sheet1.B3:Sheet1.H3</svg:desc>
                </draw:g>
              </table:table-cell>
              <table:table-cell office:value-type="float" office:value="237.540098333333">
                <text:p>237.540098333333</text:p>
              </table:table-cell>
              <table:table-cell office:value-type="float" office:value="197.58963">
                <text:p>197.58963</text:p>
              </table:table-cell>
              <table:table-cell office:value-type="float" office:value="161.775375">
                <text:p>161.775375</text:p>
              </table:table-cell>
              <table:table-cell office:value-type="float" office:value="120.262343333333">
                <text:p>120.262343333333</text:p>
              </table:table-cell>
              <table:table-cell office:value-type="float" office:value="81.409665">
                <text:p>81.409665</text:p>
              </table:table-cell>
              <table:table-cell office:value-type="float" office:value="44.16228">
                <text:p>44.162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64cm" svg:height="13.036cm" xlink:href=".." xlink:type="simple" chart:class="chart:line" chart:style-name="ch1">
        <chart:title svg:x="3.109cm" svg:y="0.395cm" chart:style-name="ch2">
          <text:p>Tid i hissen, ej optimerad</text:p>
        </chart:title>
        <chart:subtitle svg:x="4.121cm" svg:y="1.419cm" chart:style-name="ch3">
          <text:p>10000 iterationer</text:p>
        </chart:subtitle>
        <chart:plot-area chart:style-name="ch4" table:cell-range-address="Sheet1.B1:Sheet1.H1 Sheet1.B3:Sheet1.H3" chart:data-source-has-labels="row" svg:x="0.692cm" svg:y="1.934cm" svg:width="10.44cm" svg:height="10.19cm">
          <chartooo:coordinate-region svg:x="1.542cm" svg:y="2.135cm" svg:width="9.389cm" svg:height="9.339cm"/>
          <chart:axis chart:dimension="x" chart:name="primary-x" chart:style-name="ch5" chartooo:axis-type="auto">
            <chartooo:date-scale/>
            <chart:title svg:x="4.842cm" svg:y="12.384cm" chart:style-name="ch6">
              <text:p>Antal personer</text:p>
            </chart:title>
            <chart:categories table:cell-range-address="Sheet1.B1:Sheet1.H1"/>
          </chart:axis>
          <chart:axis chart:dimension="y" chart:name="primary-y" chart:style-name="ch5">
            <chart:title svg:x="0cm" svg:y="8.442cm" chart:style-name="ch7">
              <text:p>Tid per person [ms]</text:p>
            </chart:title>
            <chart:grid chart:style-name="ch8" chart:class="major"/>
          </chart:axis>
          <chart:series chart:style-name="ch9" chart:values-cell-range-address="Sheet1.B3:Sheet1.H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0">
                <text:p>70</text:p>
                <draw:g>
                  <svg:desc>Sheet1.B1:Sheet1.H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7.190795714286">
                <text:p>277.190795714286</text:p>
                <draw:g>
                  <svg:desc>Sheet1.B3:Sheet1.H3</svg:desc>
                </draw:g>
              </table:table-cell>
              <table:table-cell office:value-type="float" office:value="237.540098333333">
                <text:p>237.540098333333</text:p>
              </table:table-cell>
              <table:table-cell office:value-type="float" office:value="197.58963">
                <text:p>197.58963</text:p>
              </table:table-cell>
              <table:table-cell office:value-type="float" office:value="161.775375">
                <text:p>161.775375</text:p>
              </table:table-cell>
              <table:table-cell office:value-type="float" office:value="120.262343333333">
                <text:p>120.262343333333</text:p>
              </table:table-cell>
              <table:table-cell office:value-type="float" office:value="81.409665">
                <text:p>81.409665</text:p>
              </table:table-cell>
              <table:table-cell office:value-type="float" office:value="44.16228">
                <text:p>44.162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